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5"/>
    <style:style style:name="P2" style:family="paragraph" style:parent-style-name="Standard">
      <style:text-properties fo:color="#4472c4" loext:opacity="100%" style:font-name="Calibri" fo:font-style="italic" style:font-style-asian="italic" style:font-name-complex="Calibri1" style:font-style-complex="italic"/>
    </style:style>
    <style:style style:name="P3" style:family="paragraph" style:parent-style-name="Standard" style:master-page-name="First_20_Page">
      <style:paragraph-properties style:page-number="auto" fo:padding-left="0in" fo:padding-right="0in" fo:padding-top="0in" fo:padding-bottom="0.0138in" fo:border-left="none" fo:border-right="none" fo:border-top="none" fo:border-bottom="0.51pt solid #0000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tyle="italic" style:font-style-asian="italic" style:font-style-complex="italic"/>
    </style:style>
    <style:style style:name="T3" style:family="text">
      <style:text-properties fo:color="#4472c4" loext:opacity="100%" style:font-name="Calibri" fo:font-style="italic" style:font-style-asian="italic" style:font-name-complex="Calibri1" style:font-style-complex="italic"/>
    </style:style>
    <style:style style:name="T4" style:family="text">
      <style:text-properties fo:color="#4472c4" loext:opacity="100%" style:font-name="Calibri" fo:font-style="italic" fo:font-weight="bold" style:font-style-asian="italic" style:font-weight-asian="bold" style:font-name-complex="Calibri1" style:font-style-complex="italic" style:font-weight-complex="bold"/>
    </style:style>
    <style:style style:name="T5" style:family="text">
      <style:text-properties style:font-name="Calibri" fo:font-size="16pt" fo:font-weight="bold" style:font-size-asian="16pt" style:font-weight-asian="bold" style:font-name-complex="Calibri1" style:font-size-complex="16pt" style:font-weight-complex="bold"/>
    </style:style>
    <style:style style:name="T6" style:family="text">
      <style:text-properties style:font-name="Calibri" style:font-name-complex="Calibri1"/>
    </style:style>
    <style:style style:name="T7" style:family="text">
      <style:text-properties fo:color="#000000" loext:opacity="100%" style:font-name="Calibri" fo:font-size="14pt" fo:font-weight="bold" style:font-size-asian="14pt" style:font-weight-asian="bold" style:font-name-complex="Calibri1" style:font-size-complex="14pt" style:font-weight-complex="bold"/>
    </style:style>
    <style:style style:name="T8" style:family="text">
      <style:text-properties fo:color="#000000" loext:opacity="100%" style:font-name="Calibri" fo:font-weight="bold" style:font-weight-asian="bold" style:font-name-complex="Calibri1" style:font-weight-complex="bold"/>
    </style:style>
    <style:style style:name="T9" style:family="text">
      <style:text-properties fo:color="#000000" loext:opacity="100%" style:font-name="Calibri" style:font-name-complex="Calibri1"/>
    </style:style>
    <style:style style:name="T10" style:family="text">
      <style:text-properties fo:color="#000000" loext:opacity="100%" style:font-name="Calibri" fo:font-style="italic" fo:font-weight="bold" style:font-style-asian="italic" style:font-weight-asian="bold" style:font-name-complex="Calibri1" style:font-style-complex="italic" style:font-weight-complex="bold"/>
    </style:style>
    <style:style style:name="T11" style:family="text">
      <style:text-properties fo:color="#000000" loext:opacity="100%" style:font-name="Calibri" fo:font-style="italic" style:font-style-asian="italic" style:font-name-complex="Calibri1" style:font-style-complex="italic"/>
    </style:style>
    <style:style style:name="T12"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UDIENCE ANALYSIS REPORT</text:span></text:p>
      <text:p text:style-name="Standard"><text:span text:style-name="T2"><text:line-break/></text:span><text:span text:style-name="T3">This template walks you through one way to write an audience analysis. Feel free to use a different approach.</text:span></text:p>
      <text:p text:style-name="Standard"><text:span text:style-name="T5">Introduction</text:span></text:p>
      <text:p text:style-name="Standard"><text:span text:style-name="T3">Give a short introduction in case stakeholders are not familiar with an audience analysis. Here is a short example. Brief sample below.</text:span></text:p>
      <text:p text:style-name="Standard"><text:span text:style-name="T6">This report is a summary of the interviews and survey results we conducted with healthcare employees at the Horizon Foundation. It recaps the findings and draws conclusions about the audience that will help us design an effective solution to the internet security problem that Horizon faces.</text:span></text:p>
      <text:p text:style-name="Standard"><text:span text:style-name="T5">Overview or Our Approach</text:span></text:p>
      <text:p text:style-name="Standard"><text:span text:style-name="T3">Provide a brief overview of your analysis process by explaining your goal or intent, the instruments you used, the number of responses etc. Brief sample below.</text:span></text:p>
      <text:p text:style-name="Standard"><text:span text:style-name="T6">During April through June of this year, we collected information about the target audience to design Phase 1 of the training solution. The team created an online survey and distributed the link to all clinical employees. We received 7,500 responses. </text:span></text:p>
      <text:p text:style-name="Standard"><text:span text:style-name="T6">We also conducted virtual interviews with 60 audience members who work in varied clinical roles. Our goal was to understand their work environment, their awareness of internet security and their attitude regarding training on this subject. </text:span></text:p>
      <text:p text:style-name="Standard"><text:span text:style-name="T5">Categories of Data (Sometimes I call this Themes)</text:span></text:p>
      <text:p text:style-name="Standard"><text:span text:style-name="T3">While you review the interview data in the spreadsheet, do patterns and themes emerge? (You can add additional data if you need it.) What data will contribute to your design? Can you categorize this information? This is a reasonable way to present it and may help you organize your thoughts. Brief sample below.</text:span></text:p>
      <text:p text:style-name="Standard"><text:span text:style-name="T6">After synthesizing the data, we organized the information into categories based on emerging patterns. The categories are: </text:span><text:span text:style-name="T3">(create as many categories as you’d like)</text:span></text:p>
      <text:list xml:id="list1514582313" text:style-name="WWNum5">
        <text:list-item>
          <text:p text:style-name="P1"><text:span text:style-name="T6">Category 1 </text:span><text:span text:style-name="T3">(Name each category)</text:span></text:p>
        </text:list-item>
        <text:list-item>
          <text:p text:style-name="P1"><text:span text:style-name="T6">Category 2 </text:span></text:p>
        </text:list-item>
        <text:list-item>
          <text:p text:style-name="P1"><text:span text:style-name="T6">Category 3</text:span></text:p>
        </text:list-item>
      </text:list>
      <text:p text:style-name="Standard"><text:soft-page-break/><text:span text:style-name="T3">One approach I like is to summarize the finding and then draw your tentative conclusion … Ask, What does the finding mean? How will it contribute to our solution? Here is an example of what I might say if this were training for the office workers, which we don’t have data for. </text:span></text:p>
      <text:p text:style-name="Standard"><text:span text:style-name="T7">Attitude Toward Training </text:span><text:span text:style-name="T4">(this is a category)</text:span></text:p>
      <text:p text:style-name="Standard"><text:span text:style-name="T8">Finding:</text:span><text:span text:style-name="T9"> Seventy-five percent of employees who work at Horizon’s headquarters feel that they are adept at recognizing phishing emails. Most of these employees do not see a need for internet security training, though they understand it may be required. </text:span></text:p>
      <text:p text:style-name="Standard"><text:span text:style-name="T10">Conclusion:</text:span><text:span text:style-name="T11"> It is common for people to overestimate their skills and knowledge in a subject area. That said, we may be able to use a strategy that allows staff to prove their level of competence prior to training. Perhaps the training can be lighter for staff that are highly competent in internet security and more intensive for those with less knowledge and skills.</text:span></text:p>
      <text:p text:style-name="P2"/>
      <text:p text:style-name="Standard"><text:span text:style-name="T3">Then continue with your other categories and wrap it 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style:contextual-spacing="false" fo:line-height="120%" fo:text-align="start" style:justify-single-word="false" fo:orphans="2" fo:widows="2" style:writing-mode="lr-tb"/>
      <style:text-properties style:font-name="Helvetica" fo:font-family="Helvetica"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57"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60"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63"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age_20_number"><text:page-number text:select-page="current">2</text:page-number></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onnie Malamed</meta:initial-creator>
    <dc:creator>Connie Malamed</dc:creator>
    <meta:editing-cycles>3</meta:editing-cycles>
    <meta:creation-date>2021-01-28T03:30:00</meta:creation-date>
    <dc:date>2021-01-28T03:38:00</dc:date>
    <meta:editing-duration>PT11M</meta:editing-duration>
    <meta:generator>LibreOffice/7.0.4.2$MacOSX_X86_64 LibreOffice_project/dcf040e67528d9187c66b2379df5ea4407429775</meta:generator>
    <meta:document-statistic meta:table-count="0" meta:image-count="0" meta:object-count="0" meta:page-count="2" meta:paragraph-count="21" meta:word-count="466" meta:character-count="2822" meta:non-whitespace-character-count="2374"/>
    <meta:user-defined meta:name="AppVersion">16.0000</meta:user-defined>
    <meta:template xlink:type="simple" xlink:actuate="onRequest" xlink:title="Normal.dotm" xlink:href=""/>
  </office:meta>
</office:document-meta>
</file>